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paragraph-properties fo:margin-top="0cm" fo:margin-bottom="0cm" loext:contextual-spacing="false" fo:line-height="150%" fo:text-align="center" style:justify-single-word="false"/>
      <style:text-properties fo:font-weight="bold" officeooo:paragraph-rsid="00038234" style:font-weight-asian="bold" style:font-weight-complex="bold"/>
    </style:style>
    <style:style style:name="P2" style:family="paragraph" style:parent-style-name="Standard" style:list-style-name="">
      <style:paragraph-properties fo:margin-top="0cm" fo:margin-bottom="0cm" loext:contextual-spacing="false" fo:line-height="150%" fo:text-align="center" style:justify-single-word="false"/>
      <style:text-properties officeooo:paragraph-rsid="00038234"/>
    </style:style>
    <style:style style:name="P3"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weight="bold" officeooo:paragraph-rsid="00038234" style:font-weight-asian="bold" style:font-weight-complex="bold"/>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ub_20_judul_20_isi_20_A" style:list-style-name="L2">
      <loext:graphic-properties draw:fill="none"/>
      <style:paragraph-properties fo:line-height="150%" fo:text-align="justify" style:justify-single-word="false" fo:background-color="transparent"/>
      <style:text-properties officeooo:rsid="009d33e6" officeooo:paragraph-rsid="00038234"/>
    </style:style>
    <style:style style:name="P7" style:family="paragraph" style:parent-style-name="sub_20_judul_20_isi_20_A" style:list-style-name="L8">
      <style:text-properties officeooo:rsid="009d33e6" officeooo:paragraph-rsid="00038234"/>
    </style:style>
    <style:style style:name="P8" style:family="paragraph" style:parent-style-name="sub_20_judul_20_isi_20_A" style:list-style-name="L9">
      <style:text-properties officeooo:paragraph-rsid="00038234"/>
    </style:style>
    <style:style style:name="P9" style:family="paragraph" style:parent-style-name="sub_20_judul_20_isi_20_A">
      <style:text-properties officeooo:paragraph-rsid="00038234"/>
    </style:style>
    <style:style style:name="P10" style:family="paragraph" style:parent-style-name="sub_20_judul_20_isi_20_A" style:list-style-name="L7">
      <style:paragraph-properties fo:margin-left="0cm" fo:margin-right="0cm" fo:text-indent="0cm" style:auto-text-indent="false"/>
      <style:text-properties officeooo:paragraph-rsid="00038234"/>
    </style:style>
    <style:style style:name="P11" style:family="paragraph" style:parent-style-name="sub_20_judul_20_isi_20_A" style:list-style-name="L2" style:master-page-name="">
      <loext:graphic-properties draw:fill="none"/>
      <style:paragraph-properties fo:line-height="150%" fo:text-align="justify" style:justify-single-word="false" style:page-number="auto" fo:background-color="transparent"/>
      <style:text-properties officeooo:rsid="009cecd2" officeooo:paragraph-rsid="00038234"/>
    </style:style>
    <style:style style:name="P12" style:family="paragraph" style:parent-style-name="sub_20_judul_20_A.">
      <style:text-properties officeooo:paragraph-rsid="00038234"/>
    </style:style>
    <style:style style:name="P13" style:family="paragraph" style:parent-style-name="List_20_Paragraph1" style:list-style-name="L6">
      <style:paragraph-properties fo:margin-top="0cm" fo:margin-bottom="0.353cm" loext:contextual-spacing="true" fo:line-height="150%" fo:text-align="justify" style:justify-single-word="false" fo:orphans="2" fo:widows="2" style:writing-mode="lr-tb"/>
      <style:text-properties officeooo:rsid="0099763d" officeooo:paragraph-rsid="00038234"/>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4"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5"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AB I</text:h>
      <text:h text:style-name="P1" text:outline-level="1">PENDAHULUAN</text:h>
      <text:p text:style-name="P12"/>
      <text:p text:style-name="P12">A. Latar Belakang Masalah</text:p>
      <text:p text:style-name="P9"><text:tab/>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9"><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open source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l.</text:p>
      <text:p text:style-name="P9"><text:tab/>Sekarang sudah banyak sekali aplikasi berbasis open source yang sudah banyak dikenal oleh masyarakat, seperti inkscape untuk keperluan desain, <text:span text:style-name="T5">blender </text:span>untuk kebutuhan 3D, <text:span text:style-name="T5">libreoffice</text:span> untuk kebutuhan office dan <text:soft-page-break/>masih banyak program yang sudah dikenal masyarakat. Perusahaan pun tidak mau kalah dengan hal ini, salah satu pabrik sepatu pun ada yang ikut menjadi salah satu sponsor resmi dari sebuah progam berbasis open source. Tapi nyata nya hal tersebut masih memberatkan mahasiswa untuk memaksimalkan penggunaan sistem operasi linux ini. Banyak user yang ingin lebih mudah dan cepat setelah menginstall sistem operasi sudah terdapat aplikasi yang di butuhkan sudah terinstall. Dari pada harus menginstall program-program yang dibutuhkan yang nanti nya akan membutuhkan waktu tenaga pikiran yang lebih. Apalagi kebanyakan program di sistem berbasis linux harus di download secara online dari repository dari masing-masing distro.</text:p>
      <text:p text:style-name="P9"><text:tab/>Penginstallan linux, forum sebagai tempat diskusi tentang masalah yang ada pada sistem linux, seminar dan roadshow ke beberapa instansi sebagai sarana pengenalan secara langsung. Namun cara-cara diatas dirasa masih kurang menarik apabila tidak ada pengembangan dari distro itu sendiri yang di khususkan untuk Mahasiswa Universitas Banten Jaya. Pembelajaran tentang linux menjadi momok bagi mahasiswa atau dosen yang sudah terbiasa dengan Windows. Dengan latar belakang diatas maka dapat diambil judul “Remastering GNU/Linux Xubuntu dengan UCK berbasis Mahasiswa”.</text:p>
      <text:h text:style-name="P2" text:outline-level="1"><text:s text:c="7"/></text:h>
      <text:p text:style-name="P12">B. Identifikasi Masalah </text:p>
      <text:p text:style-name="P9">Bedasaran dari latar belakang diatas, maka dapat diidentifikas beberapa masalah yang dihadapi adalah sebagai berikut :</text:p>
      <text:list xml:id="list4858415945795950298" text:style-name="L2">
        <text:list-item>
          <text:p text:style-name="P11">Kurang nya efisien distro-distro berbasis linux untuk mahasiswa.</text:p>
        </text:list-item>
        <text:list-item>
          <text:p text:style-name="P6">Kurang maksimal nya pengguanaan sistem operasi open source dikalangan mahasiswa.</text:p>
        </text:list-item>
      </text:list>
      <text:p text:style-name="P12"/>
      <text:p text:style-name="P12">C. Pembatasan Masalah</text:p>
      <text:p text:style-name="P9">Permasalahkan yang akan diteliti dibatasi agar penelitian berfokus pada tujuan yang ingin dicapai. Batasan permasalahan yang tercakup pada penelitian adalah :</text:p>
      <text:list xml:id="list5855908440545920740" text:style-name="L6">
        <text:list-item>
          <text:p text:style-name="P13"><text:soft-page-break/><text:span text:style-name="halaman_20_bab"><text:span text:style-name="T1">Pembuatan sistem operasi ubos dengan modifikasi sistem operasi </text:span></text:span><text:span text:style-name="halaman_20_bab"><text:span text:style-name="T3">GNU/Linux Xubuntu 16.04 </text:span></text:span><text:span text:style-name="halaman_20_bab"><text:span text:style-name="T4">LTS</text:span></text:span></text:p>
        </text:list-item>
        <text:list-item>
          <text:p text:style-name="P13"><text:span text:style-name="halaman_20_bab"><text:span text:style-name="T1">Modifikasi sistem menggunakan teknik remaster dengan program UCK.</text:span></text:span></text:p>
        </text:list-item>
        <text:list-item>
          <text:p text:style-name="P13"><text:span text:style-name="halaman_20_bab"><text:span text:style-name="T2">Modifikasi hanya dilakukan untuk mengubah program bawaan setelah install sistem operasi berbasis linux.</text:span></text:span></text:p>
        </text:list-item>
      </text:list>
      <text:list xml:id="list8650381715263732491" text:style-name="L7">
        <text:list-header>
          <text:p text:style-name="P10"/>
        </text:list-header>
      </text:list>
      <text:h text:style-name="P2" text:outline-level="1"/>
      <text:h text:style-name="P2" text:outline-level="1"/>
      <text:p text:style-name="P12">D. Perumusan masalah</text:p>
      <text:p text:style-name="P9">Berdasarkan identifikasi masalah diatas penulis dapat merumuskan masalah sebagai berikut :</text:p>
      <text:list xml:id="list5121793000247578090" text:style-name="L8">
        <text:list-item>
          <text:p text:style-name="P7">Bagaimana cara membuat distro linux yang efisien untuk mahasiswa.</text:p>
        </text:list-item>
        <text:list-item>
          <text:p text:style-name="P7">Bagaimana distro linux dapat digunakan secara maskimal untuk mahasiswa.</text:p>
        </text:list-item>
      </text:list>
      <text:p text:style-name="P12"/>
      <text:p text:style-name="P12">E. <text:s/>Kegunaan / Menfaat Penelitian</text:p>
      <text:p text:style-name="P9">Adapun kegunaan/manfaat hasil penelitian dalam penulisan Skripsi ini, penulis berharap dapat memberikan manfaat bagi para pembaca khususnya penulis dan bagi pihak lain serta para pegawai yang bersangkutan baik Teorits dan Praktis antara lain :</text:p>
      <text:list xml:id="list7988178052666238497" text:style-name="L9">
        <text:list-item>
          <text:p text:style-name="P8">Kegunaan Teoritis</text:p>
          <text:p text:style-name="P8">Penelitian ini Untuk menambah pengetahuan khususnya dalam pembuatan distro Linux yang dapat diterapkan di Universitas Banten Jaya.</text:p>
        </text:list-item>
        <text:list-item>
          <text:p text:style-name="P8">Kegunaan Praktis</text:p>
          <text:p text:style-name="P8">Membuat distro linux yang menarik bagi mahasiswa universitas banten jaya dan dapat meningkatkan pengenalan sistem operasi linux pada mahasiswa universitas banten ja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05-24T14:20:54.313715950</dc:date>
    <meta:editing-duration>PT4M36S</meta:editing-duration>
    <meta:editing-cycles>2</meta:editing-cycles>
    <meta:generator>LibreOffice/5.1.6.2$Linux_x86 LibreOffice_project/10m0$Build-2</meta:generator>
    <meta:document-statistic meta:table-count="0" meta:image-count="0" meta:object-count="0" meta:page-count="3" meta:paragraph-count="29" meta:word-count="648" meta:character-count="4733" meta:non-whitespace-character-count="4109"/>
  </office:meta>
</office:document-meta>
</file>